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ResponseWriter.writeURIAttribute( String name , Object value , String componentPropert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ResponseWriter.write( in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ResponseWriter.write( String str , int off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ResponseWriter.writeComment( Object com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ResponseWriter.write( char cbu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ResponseWriter.writeText( char 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ResponseWriter.write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ResponseWriter.startElement( String name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ResponseWriter.XMLResponseWriter( XMLConsumer xmlConsumer , String contentType , String encod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ResponseWriter.writeText( char text [ ] , int off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ResponseWriter.writeText( char text [ ]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ResponseWriter.writeText( Object text , String componentProperty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ResponseWriter.getCharacter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ResponseWriter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ResponseWriter.write( char cbuf [ ] , int off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ResponseWrite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ResponseWriter.endElement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ResponseWriter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ResponseWriter.writeAttribute( String name , Object value , String componentProperty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ResponseWriter.fl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ResponseWriter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ResponseWriter.cloneWithWriter( Writer wri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ResponseWriter.closeStartIfNecessar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